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14246" table:style-name="ce3">
            <text:p>61424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ictims First concersn</text:p>
          </table:table-cell>
          <table:table-cell office:value-type="date" office:date-value="2023-12-12T00:00:00" table:style-name="ce5">
            <text:p>12-Dec-23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" table:style-name="ce7">
            <text:p>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.25" table:style-name="ce8">
            <text:p>2.2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14247" table:style-name="ce3">
            <text:p>61424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ITV Meridian</text:p>
            <text:p>Road Safety, Finchampstead</text:p>
          </table:table-cell>
          <table:table-cell office:value-type="date" office:date-value="2023-12-13T00:00:00" table:style-name="ce5">
            <text:p>13-Dec-23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98" table:style-name="ce7">
            <text:p>9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4.5" table:style-name="ce8">
            <text:p>24.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14250" table:style-name="ce3">
            <text:p>61425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VP Carol Service</text:p>
          </table:table-cell>
          <table:table-cell office:value-type="date" office:date-value="2023-12-14T00:00:00" table:style-name="ce5">
            <text:p>14-Dec-23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42" table:style-name="ce7">
            <text:p>4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0.5" table:style-name="ce8">
            <text:p>10.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14251" table:style-name="ce3">
            <text:p>61425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ll Saints Church, High Wycombe</text:p>
            <text:p>Home Sec visit</text:p>
          </table:table-cell>
          <table:table-cell office:value-type="date" office:date-value="2023-12-15T00:00:00" table:style-name="ce5">
            <text:p>15-Dec-23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91" table:style-name="ce7">
            <text:p>19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7.75" table:style-name="ce8">
            <text:p>47.7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14254" table:style-name="ce3">
            <text:p>61425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Breakfast</text:p>
          </table:table-cell>
          <table:table-cell office:value-type="date" office:date-value="2023-12-27T00:00:00" table:style-name="ce5">
            <text:p>27-Dec-23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49" table:style-name="ce7">
            <text:p>34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87.25" table:style-name="ce8">
            <text:p>87.2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14255" table:style-name="ce3">
            <text:p>61425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lr Gosling - Sunningdale ASB/Speeding</text:p>
          </table:table-cell>
          <table:table-cell office:value-type="date" office:date-value="2024-01-09T00:00:00" table:style-name="ce5">
            <text:p>09-Ja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6.25" table:style-name="ce8">
            <text:p>26.2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14256" table:style-name="ce3">
            <text:p>61425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anbury RUFC</text:p>
            <text:p>Bracknell Forest Council</text:p>
          </table:table-cell>
          <table:table-cell office:value-type="date" office:date-value="2024-01-10T00:00:00" table:style-name="ce5">
            <text:p>10-Ja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62" table:style-name="ce7">
            <text:p>16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0.5" table:style-name="ce8">
            <text:p>40.5</text:p>
          </table:table-cell>
          <table:table-cell office:value-type="float" office:value="1" table:style-name="ce9">
            <text:p>1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1-16T14:25:54Z</meta:creation-date>
    <dc:date>2024-01-23T15:04:14Z</dc:date>
  </office:meta>
</office:document-meta>
</file>